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YS Text" svg:font-family="'YS Text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ca9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ed3b" officeooo:paragraph-rsid="0007ed3b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officeooo:paragraph-rsid="0007ca97"/>
    </style:style>
    <style:style style:name="P6" style:family="paragraph" style:parent-style-name="Heading_20_4">
      <style:paragraph-properties fo:text-align="start" style:justify-single-word="false" style:writing-mode="lr-tb"/>
    </style:style>
    <style:style style:name="P7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 style:writing-mode="lr-tb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ext_20_body">
      <style:paragraph-properties fo:margin-left="1.058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/>
    </style:style>
    <style:style style:name="P11" style:family="paragraph" style:parent-style-name="Text_20_body">
      <style:paragraph-properties fo:margin-left="1.159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12" style:family="paragraph" style:parent-style-name="Text_20_body">
      <style:paragraph-properties fo:margin-left="1.058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fo:font-size="10.5pt" officeooo:paragraph-rsid="0008c57e" style:font-size-asian="10.5pt" style:font-size-complex="10.5pt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size="10.5pt" fo:font-weight="bold" officeooo:paragraph-rsid="0008c57e" style:font-size-asian="10.5pt" style:font-weight-asian="bold" style:font-size-complex="10.5pt" style:font-weight-complex="bold"/>
    </style:style>
    <style:style style:name="P15" style:family="paragraph" style:parent-style-name="Text_20_body" style:list-style-name="WWNum2">
      <style:paragraph-properties fo:margin-left="0.529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0.529cm"/>
        </style:tab-stops>
      </style:paragraph-properties>
    </style:style>
    <style:style style:name="P16" style:family="paragraph" style:parent-style-name="Text_20_body" style:list-style-name="WWNum3">
      <style:paragraph-properties fo:margin-left="0.529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0.529cm"/>
        </style:tab-stops>
      </style:paragraph-properties>
    </style:style>
    <style:style style:name="P17" style:family="paragraph" style:parent-style-name="Text_20_body" style:list-style-name="WWNum2">
      <style:paragraph-properties fo:margin-left="1.058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1.058cm"/>
        </style:tab-stops>
      </style:paragraph-properties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officeooo:paragraph-rsid="0008c57e"/>
    </style:style>
    <style:style style:name="P19" style:family="paragraph" style:parent-style-name="Text_20_body" style:list-style-name="WWNum1">
      <style:paragraph-properties fo:margin-left="0.529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0.529cm"/>
        </style:tab-stops>
      </style:paragraph-properties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20" style:family="paragraph" style:parent-style-name="Text_20_body" style:list-style-name="WWNum4">
      <style:paragraph-properties fo:margin-left="0.529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0.529cm"/>
        </style:tab-stops>
      </style:paragraph-properties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21" style:family="paragraph" style:parent-style-name="Text_20_body" style:list-style-name="WWNum5">
      <style:paragraph-properties fo:margin-left="0.529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0.529cm"/>
        </style:tab-stops>
      </style:paragraph-properties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22" style:family="paragraph" style:parent-style-name="Text_20_body" style:list-style-name="WWNum2">
      <style:paragraph-properties fo:margin-left="1.058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1.058cm"/>
        </style:tab-stops>
      </style:paragraph-properties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23" style:family="paragraph" style:parent-style-name="Text_20_body" style:list-style-name="WWNum3">
      <style:paragraph-properties fo:margin-left="1.058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>
        <style:tab-stops>
          <style:tab-stop style:position="1.058cm"/>
        </style:tab-stops>
      </style:paragraph-properties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24" style:family="paragraph" style:parent-style-name="Text_20_body">
      <style:paragraph-properties fo:margin-left="1.058cm" fo:margin-right="0cm" fo:margin-top="0cm" fo:margin-bottom="0.397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style:font-name="Liberation Serif" fo:font-size="10.5pt" officeooo:paragraph-rsid="0008c57e" style:font-size-asian="10.5pt" style:font-size-complex="10.5pt"/>
    </style:style>
    <style:style style:name="T1" style:family="text">
      <style:text-properties fo:language="ru" fo:country="RU" officeooo:rsid="0007ca97"/>
    </style:style>
    <style:style style:name="T2" style:family="text">
      <style:text-properties fo:font-variant="normal" fo:text-transform="none" style:font-name="Helvetica Neue" fo:font-size="10.5pt" fo:letter-spacing="normal" fo:font-style="normal" fo:font-weight="normal" style:font-size-asian="10.5pt" style:font-style-asian="normal" style:font-weight-asian="normal"/>
    </style:style>
    <style:style style:name="T3" style:family="text">
      <style:text-properties fo:font-variant="normal" fo:text-transform="none" style:font-name="Helvetica Neue" fo:font-size="10.5pt" fo:letter-spacing="normal" fo:font-style="normal" fo:font-weight="normal" officeooo:rsid="0007ed3b" style:font-size-asian="10.5pt" style:font-style-asian="normal" style:font-weight-asian="normal"/>
    </style:style>
    <style:style style:name="T4" style:family="text">
      <style:text-properties fo:font-variant="normal" fo:text-transform="none" style:font-name="Helvetica Neue" fo:font-size="10.5pt" fo:letter-spacing="normal" fo:language="ru" fo:country="RU" fo:font-style="normal" fo:font-weight="normal" style:font-size-asian="10.5pt" style:font-style-asian="normal" style:font-weight-asian="normal"/>
    </style:style>
    <style:style style:name="T5" style:family="text">
      <style:text-properties fo:font-variant="normal" fo:text-transform="none" fo:color="#333333" loext:opacity="100%" style:font-name="YS Text" fo:font-size="10.5pt" fo:letter-spacing="normal" fo:font-style="normal" fo:font-weight="normal" style:font-size-asian="10.5pt" style:font-style-asian="normal" style:font-weight-asian="normal"/>
    </style:style>
    <style:style style:name="T6" style:family="text">
      <style:text-properties fo:font-variant="normal" fo:text-transform="none" fo:color="#333333" loext:opacity="100%" style:font-name="YS Text" fo:font-size="10.5pt" fo:letter-spacing="normal" fo:font-style="normal" fo:font-weight="normal" officeooo:rsid="0007ed3b" style:font-size-asian="10.5pt" style:font-style-asian="normal" style:font-weight-asian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8c57e"/>
    </style:style>
    <style:style style:name="T9" style:family="text">
      <style:text-properties style:font-name="Liberation Serif" fo:font-weight="normal" officeooo:rsid="0008c57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Умный список задач </text:span></text:p>
      <text:p text:style-name="P5"/>
      <text:p text:style-name="P5"/>
      <text:p text:style-name="P5">умный список задач-это продвинутое приложение для планирования,которое выходит за рамки простого создания и редактирования задач</text:p>
      <text:p text:style-name="Standard">его ключевое отличие - использование автоматизации и анализа данных для помощи пользователю</text:p>
      <text:p text:style-name="Standard">в управлении временем для повышения эффективности.</text:p>
      <text:p text:style-name="Standard">1 создание добавление редактирование и удаление задач</text:p>
      <text:p text:style-name="Standard">2 автоматическая категоризация: система анализирует текст задачи, </text:p>
      <text:p text:style-name="Standard">распознаёт ключевые слова и автоматически сортирует задачи по категориям(например:работа , дом, покупки, место).</text:p>
      <text:p text:style-name="Standard">3геолакационные напомиания: возможность установаить уведомлдение которое сработает не в заданое время,</text:p>
      <text:p text:style-name="Standard">а при приближении к определённому месту напрмиер купить молоко когда рядом с магазином.</text:p>
      <text:p text:style-name="Standard">4статистика и аналитика :собирает данные о выполненных задачах и визулизирует их в виде графиков и отчётов.</text:p>
      <text:p text:style-name="Standard"/>
      <text:p text:style-name="Standard"/>
      <text:p text:style-name="Standard"/>
      <text:p text:style-name="P4">Целевая аудитория</text:p>
      <text:p text:style-name="Standard"/>
      <text:p text:style-name="Standard">(ЦА) умного списка задач – люди (пользователи) у которых наблюдается забывчивость, проблемы с памятью, или же те, кому не нравится обычный стандартный список задач,</text:p>
      <text:p text:style-name="Standard">который не может во время напомнить про задачу, </text:p>
      <text:p text:style-name="Standard">или самостоятельно определить в категорию задачу при добавлении.</text:p>
      <text:p text:style-name="Standard"/>
      <text:p text:style-name="Standard">Возможные вопросы пользователя</text:p>
      <text:p text:style-name="Standard"/>
      <text:p text:style-name="P1">УМНЫЙ СПИСОК ЗАДАЧ</text:p>
      <text:p text:style-name="Standard"/>
      <text:p text:style-name="Standard">- Приложение разделяет заметки пользователя на группы (личные, рабочие, покупки, ...)</text:p>
      <text:p text:style-name="Standard">- На главном экране присутствуют задачи</text:p>
      <text:p text:style-name="Standard"/>
      <text:p text:style-name="Standard">Чем он отличается от обычных списков задач?</text:p>
      <text:p text:style-name="Standard"><text:tab/>В Smart To-Do встроена нейросеть, автоматически сортирующая заметки и задания на группы. </text:p>
      <text:p text:style-name="Standard">Что может эта нейросеть?</text:p>
      <text:p text:style-name="Standard"><text:tab/>Расшифровывать голосовые заметки, анализировать прикреплённые изображения и добавлять задачи в календарь. Уведомлять по геолокации, когда пользователь проходи возле определённого места.</text:p>
      <text:p text:style-name="Standard">Это безопансно?</text:p>
      <text:p text:style-name="Standard"><text:tab/>Все обрабатывается локально на устройстве и никакие персональные данные не передаются на сервера.</text:p>
      <text:p text:style-name="Standard">Можно ли посмотреть общую статистику по выпонленным задачам?</text:p>
      <text:p text:style-name="Standard"><text:tab/>Да, в отдельном окне чёто там, где то там <text:tab/><text:tab/><text:tab/><text:tab/>--- [Переписать]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Более подробное описание функционала</text:p>
      <text:p text:style-name="P9"/>
      <text:p text:style-name="P8"/>
      <text:p text:style-name="P8"/>
      <text:p text:style-name="P8">1. Написание изначальной задачи( например <text:s/>написание доклада)</text:p>
      <text:p text:style-name="P6"><text:span text:style-name="T2">2.</text:span><text:span text:style-name="Strong_20_Emphasis"><text:span text:style-name="T2">Цель заметок</text:span></text:span></text:p>
      <text:list text:style-name="WWNum1">
        <text:list-header>
          <text:p text:style-name="P19">Основная цель ведения заметок — упорядочить мысли, идеи и задачи для повышения продуктивности и организации.</text:p>
        </text:list-header>
      </text:list>
      <text:p text:style-name="P7"><text:span text:style-name="T2">3.</text:span><text:span text:style-name="Strong_20_Emphasis"><text:span text:style-name="T2">Функции заметок</text:span></text:span></text:p>
      <text:list xml:id="list665872530" text:style-name="WWNum2">
        <text:list-header>
          <text:p text:style-name="P15"><text:span text:style-name="Strong_20_Emphasis"><text:span text:style-name="T2">Создание заметок</text:span></text:span><text:span text:style-name="T2">:</text:span></text:p>
          <text:list>
            <text:list-header>
              <text:p text:style-name="P22">Возможность быстро создавать новые заметки с помощью текстового редактора.</text:p>
            </text:list-header>
          </text:list>
        </text:list-header>
      </text:list>
      <text:p text:style-name="P12">Пример: Извлекает сущности:Находит в тексте дату(«завтра в 10:00»),Имя («Иван») упоминание проекта.</text:p>
      <text:list xml:id="list111910998084736" text:continue-numbering="true" text:style-name="WWNum2">
        <text:list-item>
          <text:list>
            <text:list-header>
              <text:p text:style-name="P22">Поддержка различных форматов (текст, списки, изображения).</text:p>
            </text:list-header>
          </text:list>
        </text:list-item>
      </text:list>
      <text:p text:style-name="P10"><text:span text:style-name="T2">Пример</text:span><text:span text:style-name="Strong_20_Emphasis"><text:span text:style-name="T5">.txt</text:span></text:span><text:span text:style-name="T5">— наиболее распространённый и простой формат текстовых файлов. Позволяет сохранять неформатирова</text:span><text:span text:style-name="T6">н</text:span><text:span text:style-name="T5">ный текст.</text:span></text:p>
      <text:p text:style-name="P11"/>
      <text:list xml:id="list111910970915556" text:continue-numbering="true" text:style-name="WWNum2">
        <text:list-header>
          <text:p text:style-name="P15"><text:span text:style-name="Strong_20_Emphasis"><text:span text:style-name="T2">Организация заметок</text:span></text:span><text:span text:style-name="T2">:</text:span></text:p>
          <text:list text:continue-numbering="true">
            <text:list-header>
              <text:p text:style-name="P22">Классификация заметок по категориям (работа, личные, учебные и т.д).</text:p>
            </text:list-header>
          </text:list>
        </text:list-header>
      </text:list>
      <text:p text:style-name="P10"><text:span text:style-name="T2">Пример:я хоч</text:span><text:span text:style-name="T3">у</text:span><text:span text:style-name="T2"> «купить молоко»-категория(личное) когда я пишу заметку хоч</text:span><text:span text:style-name="T3">у</text:span><text:span text:style-name="T2"> чтобы программа мне напомнила в к</text:span><text:span text:style-name="T3">акое</text:span><text:span text:style-name="T2"> время </text:span><text:span text:style-name="T4">это мне сделать</text:span></text:p>
      <text:list xml:id="list111910028734645" text:continue-numbering="true" text:style-name="WWNum2">
        <text:list-item>
          <text:list>
            <text:list-header>
              <text:p text:style-name="P17"><text:span text:style-name="T2">Использование тегов для быстрого поиска и фильтрации-созда</text:span><text:span text:style-name="T3">ние </text:span><text:span text:style-name="T2">тега « дом» и когда я пишу заметку помочь дома маме при написание созданного тега мне выдает нужную заметку.</text:span></text:p>
            </text:list-header>
          </text:list>
        </text:list-item>
      </text:list>
      <text:p text:style-name="P12"/>
      <text:list xml:id="list111909507691886" text:continue-numbering="true" text:style-name="WWNum2">
        <text:list-header>
          <text:p text:style-name="P15"><text:span text:style-name="Strong_20_Emphasis"><text:span text:style-name="T2">Редактирование заметок</text:span></text:span><text:span text:style-name="T2">:</text:span></text:p>
          <text:list text:continue-numbering="true">
            <text:list-header>
              <text:p text:style-name="P22">Возможность редактировать существующие заметки.</text:p>
              <text:p text:style-name="P22">Поддержка форматирования текста (жирный, курсив, списки).</text:p>
            </text:list-header>
          </text:list>
          <text:p text:style-name="P15"><text:span text:style-name="Strong_20_Emphasis"><text:span text:style-name="T2">Поиск и фильтрация</text:span></text:span><text:span text:style-name="T2">:</text:span></text:p>
          <text:list text:continue-numbering="true">
            <text:list-header>
              <text:p text:style-name="P22">Фильтрация заметок по дате создания или обновления.</text:p>
            </text:list-header>
          </text:list>
          <text:p text:style-name="P15"><text:span text:style-name="Strong_20_Emphasis"><text:span text:style-name="T2">Деление заметок</text:span></text:span><text:span text:style-name="T2">:</text:span></text:p>
          <text:list text:continue-numbering="true">
            <text:list-header>
              <text:p text:style-name="P22">Возможность делиться заметками с другими пользователями.</text:p>
              <text:p text:style-name="P22">Поддержка совместного редактирования в реальном времени.</text:p>
            </text:list-header>
          </text:list>
          <text:p text:style-name="P15"><text:span text:style-name="Strong_20_Emphasis"><text:span text:style-name="T2">Напоминания и уведомления</text:span></text:span><text:span text:style-name="T2">:</text:span></text:p>
          <text:list text:continue-numbering="true">
            <text:list-header>
              <text:p text:style-name="P17"><text:soft-page-break/><text:span text:style-name="T2">Установка напоминаний для важных задач или событий.</text:span></text:p>
              <text:p text:style-name="P22">Уведомления о предстоящих сроках выполнения задач.</text:p>
            </text:list-header>
          </text:list>
          <text:p text:style-name="P15"><text:span text:style-name="Strong_20_Emphasis"><text:span text:style-name="T2">Синхронизация</text:span></text:span><text:span text:style-name="T2">:</text:span></text:p>
          <text:list text:continue-numbering="true">
            <text:list-header>
              <text:p text:style-name="P22">Автоматическая синхронизация заметок между устройствами (компьютер, смартфон, планшет).</text:p>
              <text:p text:style-name="P22">Поддержка облачного хранения для доступа к заметкам из любой точки.</text:p>
            </text:list-header>
          </text:list>
          <text:p text:style-name="P15"><text:span text:style-name="Strong_20_Emphasis"><text:span text:style-name="T2">Импорт и экспорт</text:span></text:span><text:span text:style-name="T2">:</text:span></text:p>
          <text:list text:continue-numbering="true">
            <text:list-header>
              <text:p text:style-name="P22">Возможность импорта заметок из других приложений.</text:p>
              <text:p text:style-name="P22">Экспорт заметок в различные форматы (PDF, текстовые файлы).</text:p>
            </text:list-header>
          </text:list>
        </text:list-header>
      </text:list>
      <text:p text:style-name="P7"><text:span text:style-name="T2">4.</text:span><text:span text:style-name="Strong_20_Emphasis"><text:span text:style-name="T2">Примеры использования</text:span></text:span></text:p>
      <text:list text:style-name="WWNum3">
        <text:list-header>
          <text:p text:style-name="P16"><text:span text:style-name="Strong_20_Emphasis"><text:span text:style-name="T2">Планирование задач</text:span></text:span><text:span text:style-name="T2">:</text:span></text:p>
          <text:list>
            <text:list-header>
              <text:p text:style-name="P23">Создание списка дел на день или неделю.</text:p>
              <text:p text:style-name="P23">Отметка выполненных задач.</text:p>
            </text:list-header>
          </text:list>
          <text:p text:style-name="P16"><text:span text:style-name="Strong_20_Emphasis"><text:span text:style-name="T2">Запись идей</text:span></text:span><text:span text:style-name="T2">:</text:span></text:p>
          <text:list text:continue-numbering="true">
            <text:list-header>
              <text:p text:style-name="P23">Запись идей для проектов или творчества.</text:p>
              <text:p text:style-name="P23">Хранение вдохновения или цитат.</text:p>
            </text:list-header>
          </text:list>
          <text:p text:style-name="P16"><text:span text:style-name="Strong_20_Emphasis"><text:span text:style-name="T2">Учебные заметки</text:span></text:span><text:span text:style-name="T2">:</text:span></text:p>
          <text:list text:continue-numbering="true">
            <text:list-header>
              <text:p text:style-name="P23">Запись лекций и важных моментов из учебных материалов.</text:p>
              <text:p text:style-name="P23">Сохранение ссылок на полезные ресурсы.</text:p>
            </text:list-header>
          </text:list>
          <text:p text:style-name="P16"><text:span text:style-name="Strong_20_Emphasis"><text:span text:style-name="T2">Личные заметки</text:span></text:span><text:span text:style-name="T2">:</text:span></text:p>
          <text:list text:continue-numbering="true">
            <text:list-header>
              <text:p text:style-name="P23">Ведение дневника или записей о личных достижениях.</text:p>
              <text:p text:style-name="P23">Хранение информации о путешествиях или событиях.</text:p>
            </text:list-header>
          </text:list>
        </text:list-header>
      </text:list>
      <text:p text:style-name="P7"><text:span text:style-name="T2">5.</text:span><text:span text:style-name="Strong_20_Emphasis"><text:span text:style-name="T2">Преимущества ведения заметок</text:span></text:span></text:p>
      <text:list text:style-name="WWNum4">
        <text:list-header>
          <text:p text:style-name="P20">Повышение продуктивности и управление временем.</text:p>
          <text:p text:style-name="P20">Улучшение памяти и концентрации.</text:p>
          <text:p text:style-name="P20">Упрощение процесса организации информации.</text:p>
        </text:list-header>
      </text:list>
      <text:p text:style-name="P7"><text:span text:style-name="T2">6.</text:span><text:span text:style-name="Strong_20_Emphasis"><text:span text:style-name="T2">Заключение</text:span></text:span></text:p>
      <text:list text:style-name="WWNum5">
        <text:list-header>
          <text:p text:style-name="P21">Ведение заметок — это мощный инструмент для упорядочивания мыслей и задач. Разнообразные функции заметок помогают пользователю эффективно управлять информацией и достигать своих целей.</text:p>
        </text:list-header>
      </text:list>
      <text:p text:style-name="P14"><text:soft-page-break/><text:span text:style-name="T7"><text:s/></text:span><text:span text:style-name="T8">Базовый и</text:span><text:span text:style-name="T7">нтерфейс приложения:</text:span><text:span text:style-name="T9"> по желанию пользователь может кастомизировать интерфейс приложения под себя , но если не захочет вот как будет выглядеть неизменённое приложение</text:span></text:p>
      <text:p text:style-name="P14"/>
      <text:p text:style-name="P13"/>
      <text:p text:style-name="P25">Строка с цветом темы пользователя (в самом верху приложения), где справа в углу будет кнопка настройки.</text:p>
      <text:p text:style-name="P25">------------------</text:p>
      <text:p text:style-name="P25">НАСТРОЙКИ</text:p>
      <text:p text:style-name="P25">------------------</text:p>
      <text:p text:style-name="P25">Настройки:</text:p>
      <text:p text:style-name="P25">Изменение цвета темы;</text:p>
      <text:p text:style-name="P25">Вкл/Выкл (Предложение авто. подстановки гео (если есть))</text:p>
      <text:p text:style-name="P25">Вкл/Выкл (Предложение вто. подстановки даты (если есть))</text:p>
      <text:p text:style-name="P25">Отображение списка задач (плитка/строка)</text:p>
      <text:p text:style-name="P13"/>
      <text:p text:style-name="P13"/>
      <text:p text:style-name="P25">------------------</text:p>
      <text:p text:style-name="P25">ЧАСТЬ ИНТЕРФЕЙСА ДЛЯ ПОИСКА</text:p>
      <text:p text:style-name="P25">------------------</text:p>
      <text:p text:style-name="P25">Чуть ниже строка поиска.</text:p>
      <text:p text:style-name="P25">Под ней - кнопки с выбором фильтров поиска.</text:p>
      <text:p text:style-name="P25">Фильтры:</text:p>
      <text:p text:style-name="P25"><text:tab/>Категории:</text:p>
      <text:p text:style-name="P25"><text:tab/>Дата:</text:p>
      <text:p text:style-name="P25"><text:tab/>Гео:</text:p>
      <text:p text:style-name="P13"/>
      <text:p text:style-name="P13"/>
      <text:p text:style-name="P25">Под ними начинаются списки задач (В настройках можно будет изменить тип отображения (плиточный/списочный)).</text:p>
      <text:p text:style-name="P25">------------------</text:p>
      <text:p text:style-name="P25">ГЛАВНОЕ МЕНЮ СО СПИСКОМ</text:p>
      <text:p text:style-name="P25">------------------</text:p>
      <text:p text:style-name="P25">Задача выглядит примерно так:</text:p>
      <text:p text:style-name="P25">Категория</text:p>
      <text:p text:style-name="P25">Заголовок</text:p>
      <text:p text:style-name="P25">Изображение (если есть)</text:p>
      <text:p text:style-name="P13"><text:soft-page-break/><text:span text:style-name="T7">Краткое начало задачи.</text:span></text:p>
      <text:p text:style-name="P13"/>
      <text:p text:style-name="P25">------------------</text:p>
      <text:p text:style-name="P25">ПРОСМОТР + РЕДАКТ</text:p>
      <text:p text:style-name="P25">------------------</text:p>
      <text:p text:style-name="P25">При нажатии на задачу - будет открываться сама задача:</text:p>
      <text:p text:style-name="P25">Сверху слева: кнопка - назад.</text:p>
      <text:p text:style-name="P25">Сверху справа: (Троеточие):</text:p>
      <text:p text:style-name="P25">Удалить</text:p>
      <text:p text:style-name="P25">Поделиться</text:p>
      <text:p text:style-name="P25">изменить (гео/дату)</text:p>
      <text:p text:style-name="P25">Сверху заголовок;</text:p>
      <text:p text:style-name="P25">Под заголовком:</text:p>
      <text:p text:style-name="P25">дата (если есть)</text:p>
      <text:p text:style-name="P25">привязаность к гео-позиции (если есть)</text:p>
      <text:p text:style-name="P25">Чуть ниже идёт текст самой задачи/заметки;</text:p>
      <text:p text:style-name="P25">(Текст можно сразу редактировать)</text:p>
      <text:p text:style-name="P25">Под текстом, над клавиатурой пользователя - будут доступные способы редактирования:</text:p>
      <text:p text:style-name="P25">Изменение шрифта;</text:p>
      <text:p text:style-name="P25">Размера;</text:p>
      <text:p text:style-name="P25">Цвет;</text:p>
      <text:p text:style-name="P25">Возможность что-то нарисовать поверх или отдельно;</text:p>
      <text:p text:style-name="P25">Возможность прикрепить фото/документ.</text:p>
      <text:p text:style-name="P13"/>
      <text:p text:style-name="P25">------------------</text:p>
      <text:p text:style-name="P25">СОЗДАНИЕ</text:p>
      <text:p text:style-name="P25">------------------</text:p>
      <text:p text:style-name="P25">Снизу справа кнопка добавить (Большой +)</text:p>
      <text:p text:style-name="P25">При нажатии - открывается окно с вводом данных:</text:p>
      <text:p text:style-name="P25">Категория (можно не заполнять т.к. ИИ сам поймёт и напишет по тексту задачи);</text:p>
      <text:p text:style-name="P25">Заголовок;</text:p>
      <text:p text:style-name="P25">Текст(фото/документ);</text:p>
      <text:p text:style-name="P25">Дата (по желанию) (если не указать - не будет (или ВСТРОЕННЫЙ ИИ добавит если есть информация об этом в тексте/заголовке/фото/документе));</text:p>
      <text:p text:style-name="P13"><text:soft-page-break/><text:span text:style-name="T7">Геопозиция (по желанию) (где будет триггер для данной задачи(Может сделать ВСТРОЕННЫЙ ИИ если согласится) (если есть задача купить продукты в магазине и вы проходите мимо нужного магазина));</text:span></text:p>
      <text:p text:style-name="P25">НА МЕСТЕ кнопки добавить (большого +) - будет кнопка сохранить (дискета)</text:p>
      <text:p text:style-name="P25">Так же при выходе кнопкой назад - будет сохранятся.</text:p>
      <text:p text:style-name="P13"/>
      <text:p text:style-name="P18"><text:span text:style-name="T7"><text:line-break/></text:span><text:span text:style-name="T7"/></text:p>
      <text:p text:style-name="P8"><text:s text:c="2"/></text:p>
      <text:p text:style-name="P8"/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YS Text" svg:font-family="'YS Tex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class="text"/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style:font-name="OpenSymbol1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style:font-name="OpenSymbol1"/>
      </text:list-level-style-bullet>
      <text:list-level-style-bullet text:level="2" text:style-name="ListLabel_20_11" loext:num-list-format="" style:num-suffix="" text:bullet-char="">
        <style:list-level-properties text:list-level-position-and-space-mode="label-alignment">
          <style:list-level-label-alignment text:label-followed-by="nothing" fo:margin-left="1.058cm"/>
        </style:list-level-properties>
        <style:text-properties style:font-name="OpenSymbol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style:font-name="OpenSymbol1"/>
      </text:list-level-style-bullet>
      <text:list-level-style-bullet text:level="2" text:style-name="ListLabel_20_20" loext:num-list-format="" style:num-suffix="" text:bullet-char="">
        <style:list-level-properties text:list-level-position-and-space-mode="label-alignment">
          <style:list-level-label-alignment text:label-followed-by="nothing" fo:margin-left="1.058cm"/>
        </style:list-level-properties>
        <style:text-properties style:font-name="OpenSymbol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style:font-name="OpenSymbol1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style:font-name="OpenSymbol1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3M10S</meta:editing-duration>
    <meta:editing-cycles>3</meta:editing-cycles>
    <meta:generator>LibreOffice/7.5.0.3$Windows_X86_64 LibreOffice_project/c21113d003cd3efa8c53188764377a8272d9d6de</meta:generator>
    <dc:date>2025-09-29T10:55:27.658000000</dc:date>
    <meta:document-statistic meta:table-count="0" meta:image-count="0" meta:object-count="0" meta:page-count="6" meta:paragraph-count="139" meta:word-count="879" meta:character-count="6572" meta:non-whitespace-character-count="5846"/>
  </office:meta>
</office:document-meta>
</file>